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Menlo" svg:font-family="Menlo, Monaco, Consolas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Preformatted_20_Text">
      <style:text-properties fo:font-variant="normal" fo:text-transform="none" fo:color="#333333" style:font-name="Liberation Serif" fo:font-size="12pt" fo:letter-spacing="normal" style:font-size-asian="12pt" style:font-size-complex="12pt"/>
    </style:style>
    <style:style style:name="P3" style:family="paragraph" style:parent-style-name="Preformatted_20_Text">
      <style:text-properties fo:font-variant="normal" fo:text-transform="none" fo:color="#333333" style:font-name="Liberation Serif" fo:font-size="12pt" fo:letter-spacing="normal" officeooo:rsid="000623a2" officeooo:paragraph-rsid="000623a2" style:font-size-asian="12pt" style:font-size-complex="12pt"/>
    </style:style>
    <style:style style:name="P4" style:family="paragraph" style:parent-style-name="Preformatted_20_Text">
      <style:paragraph-properties fo:text-align="center" style:justify-single-word="false"/>
      <style:text-properties fo:font-variant="normal" fo:text-transform="none" fo:color="#333333" style:font-name="Liberation Serif" fo:font-size="12pt" fo:letter-spacing="normal" fo:font-weight="bold" officeooo:rsid="000623a2" officeooo:paragraph-rsid="000623a2" style:font-size-asian="12pt" style:font-weight-asian="bold" style:font-size-complex="12pt" style:font-weight-complex="bold"/>
    </style:style>
    <style:style style:name="P5" style:family="paragraph" style:parent-style-name="Preformatted_20_Text">
      <style:paragraph-properties fo:margin-top="0cm" fo:margin-bottom="0.265cm" style:contextual-spacing="false" fo:line-height="142%" fo:widows="1" fo:padding="0cm" fo:border="none"/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P6" style:family="paragraph" style:parent-style-name="Preformatted_20_Text">
      <style:paragraph-properties fo:margin-top="0cm" fo:margin-bottom="0.265cm" style:contextual-spacing="false" fo:line-height="142%" fo:widows="1" fo:padding="0cm" fo:border="none"/>
      <style:text-properties fo:font-variant="normal" fo:text-transform="none" fo:color="#333333" style:font-name="Liberation Serif" fo:font-size="12pt" fo:letter-spacing="normal" fo:font-style="normal" fo:font-weight="normal" officeooo:paragraph-rsid="000623a2" style:font-size-asian="12pt" style:font-size-complex="12pt"/>
    </style:style>
    <style:style style:name="P7" style:family="paragraph" style:parent-style-name="Preformatted_20_Text">
      <style:paragraph-properties fo:margin-top="0cm" fo:margin-bottom="0.265cm" style:contextual-spacing="false" fo:line-height="142%" fo:widows="1" fo:padding="0cm" fo:border="none"/>
      <style:text-properties fo:font-variant="normal" fo:text-transform="none" fo:color="#333333" style:font-name="Liberation Serif" fo:font-size="12pt" fo:letter-spacing="normal" fo:font-style="normal" fo:font-weight="normal" officeooo:paragraph-rsid="000642f8" style:font-size-asian="12pt" style:font-size-complex="12pt"/>
    </style:style>
    <style:style style:name="P8" style:family="paragraph" style:parent-style-name="Preformatted_20_Text">
      <style:paragraph-properties fo:margin-top="0cm" fo:margin-bottom="0.265cm" style:contextual-spacing="false" fo:line-height="142%" fo:widows="1" fo:padding="0cm" fo:border="none"/>
      <style:text-properties fo:font-variant="normal" fo:text-transform="none" fo:color="#333333" style:font-name="Liberation Serif" fo:font-size="12pt" fo:letter-spacing="normal" fo:font-style="normal" fo:font-weight="normal" officeooo:rsid="000642f8" officeooo:paragraph-rsid="000642f8" style:font-size-asian="12pt" style:font-size-complex="12pt"/>
    </style:style>
    <style:style style:name="P9" style:family="paragraph" style:parent-style-name="Preformatted_20_Text">
      <style:paragraph-properties fo:margin-top="0cm" fo:margin-bottom="0.265cm" style:contextual-spacing="false" fo:line-height="142%" fo:widows="1" fo:padding="0cm" fo:border="none"/>
      <style:text-properties fo:font-variant="normal" fo:text-transform="none" fo:color="#333333" style:font-name="Liberation Serif" fo:font-size="12pt" fo:letter-spacing="normal" style:font-size-asian="12pt" style:font-size-complex="12pt"/>
    </style:style>
    <style:style style:name="P10" style:family="paragraph" style:parent-style-name="Preformatted_20_Text">
      <style:paragraph-properties fo:margin-top="0cm" fo:margin-bottom="0.265cm" style:contextual-spacing="false" fo:line-height="142%" fo:widows="1" fo:padding="0cm" fo:border="none"/>
      <style:text-properties fo:font-variant="normal" fo:text-transform="none" fo:color="#333333" style:font-name="Liberation Serif" fo:font-size="12pt" fo:letter-spacing="normal" officeooo:paragraph-rsid="000623a2" style:font-size-asian="12pt" style:font-size-complex="12pt"/>
    </style:style>
    <style:style style:name="P11" style:family="paragraph" style:parent-style-name="Preformatted_20_Text">
      <style:paragraph-properties fo:margin-top="0cm" fo:margin-bottom="0.265cm" style:contextual-spacing="false" fo:line-height="142%" fo:widows="1" fo:padding="0cm" fo:border="none"/>
      <style:text-properties fo:font-variant="normal" fo:text-transform="none" fo:color="#000000" style:font-name="DejaVu Sans Mono" fo:font-size="9pt" fo:letter-spacing="normal" fo:font-style="normal" fo:font-weight="normal" officeooo:paragraph-rsid="000623a2" style:font-size-asian="12pt" style:font-size-complex="12pt"/>
    </style:style>
    <style:style style:name="P12" style:family="paragraph" style:parent-style-name="Preformatted_20_Text">
      <style:paragraph-properties fo:margin-top="0cm" fo:margin-bottom="0.265cm" style:contextual-spacing="false" fo:line-height="142%" fo:widows="1" fo:padding="0cm" fo:border="none"/>
      <style:text-properties fo:font-variant="normal" fo:text-transform="none" fo:color="#000000" style:font-name="DejaVu Sans Mono" fo:font-size="9pt" fo:letter-spacing="normal" fo:font-style="normal" fo:font-weight="normal" officeooo:paragraph-rsid="000642f8" style:font-size-asian="12pt" style:font-size-complex="12pt"/>
    </style:style>
    <style:style style:name="P13" style:family="paragraph" style:parent-style-name="Preformatted_20_Text">
      <style:paragraph-properties fo:margin-top="0cm" fo:margin-bottom="0.265cm" style:contextual-spacing="false" fo:line-height="142%" fo:widows="1" fo:padding="0cm" fo:border="none"/>
      <style:text-properties fo:font-variant="normal" fo:text-transform="none" fo:color="#000000" style:font-name="DejaVu Sans Mono" fo:font-size="9pt" fo:letter-spacing="normal" fo:font-style="normal" fo:font-weight="normal" officeooo:rsid="000642f8" officeooo:paragraph-rsid="000642f8" style:font-size-asian="12pt" style:font-size-complex="12pt"/>
    </style:style>
    <style:style style:name="P14" style:family="paragraph" style:parent-style-name="Preformatted_20_Text">
      <style:paragraph-properties fo:margin-top="0cm" fo:margin-bottom="0.265cm" style:contextual-spacing="false" fo:line-height="142%" fo:widows="1" fo:padding="0cm" fo:border="none"/>
      <style:text-properties fo:font-variant="normal" fo:text-transform="none" fo:color="#000000" style:font-name="DejaVu Sans Mono" fo:font-size="9pt" fo:letter-spacing="normal" officeooo:paragraph-rsid="000623a2" style:font-size-asian="12pt" style:font-size-complex="12pt"/>
    </style:style>
    <style:style style:name="P15" style:family="paragraph" style:parent-style-name="Preformatted_20_Text">
      <style:paragraph-properties fo:margin-top="0cm" fo:margin-bottom="0.265cm" style:contextual-spacing="false" fo:line-height="142%" fo:widows="1" fo:padding="0cm" fo:border="none"/>
      <style:text-properties fo:font-variant="normal" fo:text-transform="none" fo:color="#000000" style:font-name="DejaVu Sans Mono" fo:font-size="9pt" fo:letter-spacing="normal" officeooo:rsid="000623a2" officeooo:paragraph-rsid="000623a2" style:font-size-asian="12pt" style:font-size-complex="12pt"/>
    </style:style>
    <style:style style:name="P16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DejaVu Sans Mono" fo:font-size="9pt"/>
    </style:style>
    <style:style style:name="P17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DejaVu Sans Mono" fo:font-size="9pt" officeooo:rsid="000623a2" officeooo:paragraph-rsid="000623a2"/>
    </style:style>
    <style:style style:name="P18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DejaVu Sans Mono" fo:font-size="9pt" officeooo:rsid="000642f8" officeooo:paragraph-rsid="000642f8"/>
    </style:style>
    <style:style style:name="P19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officeooo:paragraph-rsid="000642f8"/>
    </style:style>
    <style:style style:name="P20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21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pt"/>
    </style:style>
    <style:style style:name="P22" style:family="paragraph" style:parent-style-name="Preformatted_20_Text">
      <style:paragraph-properties fo:background-color="#ffffff">
        <style:background-image/>
      </style:paragraph-properties>
      <style:text-properties fo:color="#808080"/>
    </style:style>
    <style:style style:name="P23" style:family="paragraph" style:parent-style-name="Preformatted_20_Text">
      <style:paragraph-properties fo:background-color="#ffffff">
        <style:background-image/>
      </style:paragraph-properties>
      <style:text-properties fo:color="#808080" style:font-name="DejaVu Sans Mono" fo:font-size="9pt" fo:font-style="italic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0623a2"/>
    </style:style>
    <style:style style:name="T3" style:family="text">
      <style:text-properties officeooo:rsid="000623a2"/>
    </style:style>
    <style:style style:name="T4" style:family="text">
      <style:text-properties fo:color="#008000"/>
    </style:style>
    <style:style style:name="T5" style:family="text">
      <style:text-properties fo:color="#008000" fo:font-weight="bold"/>
    </style:style>
    <style:style style:name="T6" style:family="text">
      <style:text-properties fo:color="#008000" style:font-name="DejaVu Sans Mono" fo:font-size="9pt" fo:font-weight="bold"/>
    </style:style>
    <style:style style:name="T7" style:family="text">
      <style:text-properties fo:color="#333333" style:font-name="Liberation Serif" fo:font-size="12pt"/>
    </style:style>
    <style:style style:name="T8" style:family="text">
      <style:text-properties style:font-name="DejaVu Sans Mono" fo:font-size="9pt"/>
    </style:style>
    <style:style style:name="T9" style:family="text">
      <style:text-properties style:font-name="DejaVu Sans Mono" fo:font-size="9pt" fo:font-style="italic"/>
    </style:style>
    <style:style style:name="T10" style:family="text">
      <style:text-properties fo:color="#000043"/>
    </style:style>
    <style:style style:name="T11" style:family="text">
      <style:text-properties fo:color="#000043" style:font-name="DejaVu Sans Mono" fo:font-size="9pt" fo:font-weight="bold"/>
    </style:style>
    <style:style style:name="T12" style:family="text">
      <style:text-properties fo:color="#000043" fo:font-weight="bold"/>
    </style:style>
    <style:style style:name="T13" style:family="text">
      <style:text-properties fo:color="#808080"/>
    </style:style>
    <style:style style:name="T14" style:family="text">
      <style:text-properties fo:color="#808080" style:font-name="DejaVu Sans Mono" fo:font-size="9pt" fo:font-style="italic"/>
    </style:style>
    <style:style style:name="T15" style:family="text">
      <style:text-properties fo:color="#660e7a"/>
    </style:style>
    <style:style style:name="T16" style:family="text">
      <style:text-properties fo:color="#660e7a" style:font-name="DejaVu Sans Mono" fo:font-size="9pt" fo:font-style="italic" fo:font-weight="bold"/>
    </style:style>
    <style:style style:name="T17" style:family="text">
      <style:text-properties fo:color="#660e7a" style:font-name="DejaVu Sans Mono" fo:font-size="9pt" fo:font-weight="bold"/>
    </style:style>
    <style:style style:name="T18" style:family="text">
      <style:text-properties officeooo:rsid="000642f8"/>
    </style:style>
    <style:style style:name="T19" style:family="text">
      <style:text-properties fo:color="#000080" fo:font-weight="bold"/>
    </style:style>
    <style:style style:name="T20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fo:color="#333333" style:font-name="Liberation Serif" fo:font-size="12pt" fo:letter-spacing="normal" fo:font-style="normal" fo:font-weight="normal" officeooo:rsid="000623a2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4">Grails Assignment</text:p>
      <text:p text:style-name="P4"/>
      <text:p text:style-name="P3"/>
      <text:p text:style-name="P2"><text:span text:style-name="T3">1. </text:span><text:s/><text:span text:style-name="T1">Create basic grails app (linksharing) and add .gitignore files for excluding files from git <text:s text:c="43"/></text:span></text:p>
      <text:p text:style-name="P6">Change default package of grails app in config.groovy <text:s text:c="4"/></text:p>
      <text:p text:style-name="P6"><text:tab/><text:span text:style-name="T3">a) .gitignore </text:span></text:p>
      <text:p text:style-name="P6"><text:span text:style-name="T3">surbhi@surbhi-TravelMate-P257-M:~/Documents/repos/surbhi_exercises/linksharing <text:s/>(master)$cat .gitignore</text:span></text:p>
      <text:p text:style-name="P6"><text:span text:style-name="T3">.idea</text:span></text:p>
      <text:p text:style-name="P6"><text:span text:style-name="T3">*.iml</text:span></text:p>
      <text:p text:style-name="P6"><text:span text:style-name="T3">*.iws</text:span></text:p>
      <text:p text:style-name="P6"><text:span text:style-name="T3">*.ipr</text:span></text:p>
      <text:p text:style-name="P6"><text:span text:style-name="T3">*.class</text:span></text:p>
      <text:p text:style-name="P6"><text:span text:style-name="T3">b) default package 'com.linksharing'</text:span></text:p>
      <text:p text:style-name="P6"><text:span text:style-name="T3">Inside config.groovy, we write:</text:span></text:p>
      <text:p text:style-name="P11">grails.project.groupId = <text:span text:style-name="T5">'com.linksharing' </text:span></text:p>
      <text:p text:style-name="P11"><text:span text:style-name="T7"><text:s text:c="12"/></text:span></text:p>
      <text:p text:style-name="P5"><text:span text:style-name="T3">2. </text:span>"Use mysql as database in your application</text:p>
      <text:p text:style-name="P9"><text:s text:c="2"/><text:span text:style-name="T1">- Use mysql jar in BuildConfig</text:span></text:p>
      <text:p text:style-name="P9"><text:s text:c="2"/><text:span text:style-name="T1">- Update database drive class name in datasource</text:span></text:p>
      <text:p text:style-name="P9"><text:s text:c="2"/><text:span text:style-name="T1">- Create database with linksharing name</text:span></text:p>
      <text:p text:style-name="P9"><text:s text:c="2"/><text:span text:style-name="T1">- update dbcreate property to update mode</text:span></text:p>
      <text:p text:style-name="P10"><text:s text:c="2"/><text:span text:style-name="T1">- udpate username password and database connection url according to the system" <text:s text:c="5"/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Inside DataSource.groovy, we make the following changes:</text:p>
      <text:p text:style-name="P15"/>
      <text:p text:style-name="P14">dataSource {</text:p>
      <text:p text:style-name="P20"><text:s text:c="4"/><text:span text:style-name="T8">pooled = </text:span><text:span text:style-name="T11">true</text:span></text:p>
      <text:p text:style-name="P20"><text:span text:style-name="T10"><text:s text:c="4"/></text:span><text:span text:style-name="T8">jmxExport = </text:span><text:span text:style-name="T11">true</text:span></text:p>
      <text:p text:style-name="P20"><text:span text:style-name="T10"><text:s text:c="4"/></text:span><text:span text:style-name="T8">driverClassName = </text:span><text:span text:style-name="T6">"com.mysql.jdbc.Driver"</text:span></text:p>
      <text:p text:style-name="P20"><text:span text:style-name="T4"><text:s text:c="4"/></text:span><text:span text:style-name="T8">dialect = </text:span><text:span text:style-name="T6">"org.hibernate.dialect.MySQL5InnoDBDialect"</text:span></text:p>
      <text:p text:style-name="P20"><text:span text:style-name="T4"><text:s text:c="4"/></text:span><text:span text:style-name="T8">username = </text:span><text:span text:style-name="T6">"root"</text:span></text:p>
      <text:p text:style-name="P20"><text:span text:style-name="T4"><text:s text:c="4"/></text:span><text:span text:style-name="T8">password = </text:span><text:span text:style-name="T6">"surbhi@24"</text:span></text:p>
      <text:p text:style-name="P21">}</text:p>
      <text:p text:style-name="P21">hibernate {</text:p>
      <text:p text:style-name="P20"><text:s text:c="4"/><text:span text:style-name="T8">cache.use_second_level_cache = </text:span><text:span text:style-name="T11">true</text:span></text:p>
      <text:p text:style-name="P20"><text:span text:style-name="T10"><text:s text:c="4"/></text:span><text:span text:style-name="T8">cache.use_query_cache = </text:span><text:span text:style-name="T11">false</text:span></text:p>
      <text:p text:style-name="P23">// <text:s text:c="3"/>cache.region.factory_class = 'org.hibernate.cache.SingletonEhCacheRegionFactory' // Hibernate 3</text:p>
      <text:p text:style-name="P20"><text:span text:style-name="T13"><text:s text:c="4"/></text:span><text:span text:style-name="T8">cache.region.factory_class = </text:span><text:span text:style-name="T6">'org.hibernate.cache.ehcache.SingletonEhCacheRegionFactory' </text:span><text:span text:style-name="T14">// Hibernate 4</text:span></text:p>
      <text:p text:style-name="P20"><text:span text:style-name="T13"><text:s text:c="4"/></text:span><text:span text:style-name="T8">singleSession = </text:span><text:span text:style-name="T11">true </text:span><text:span text:style-name="T14">// configure OSIV singleSession mode</text:span></text:p>
      <text:p text:style-name="P20"><text:span text:style-name="T13"><text:s text:c="4"/></text:span><text:span text:style-name="T8">flush.mode = </text:span><text:span text:style-name="T6">'manual' </text:span><text:span text:style-name="T14">// OSIV session flush mode outside of transactional context</text:span></text:p>
      <text:p text:style-name="P21">}</text:p>
      <text:p text:style-name="P23">// environment specific settings</text:p>
      <text:p text:style-name="P21">environments {</text:p>
      <text:p text:style-name="P20"><text:s text:c="4"/><text:span text:style-name="T8">development {</text:span></text:p>
      <text:p text:style-name="P20"><text:s text:c="8"/><text:span text:style-name="T8">dataSource {</text:span></text:p>
      <text:p text:style-name="P20"><text:s text:c="12"/><text:span text:style-name="T8">dbCreate = </text:span><text:span text:style-name="T6">"update" </text:span><text:span text:style-name="T14">// one of 'create', 'create-drop', 'update', 'validate', ''</text:span></text:p>
      <text:p text:style-name="P20"><text:span text:style-name="T13"><text:s text:c="12"/></text:span><text:span text:style-name="T8">url = </text:span><text:span text:style-name="T6">"jdbc:mysql://localhost:3306/linksharing?useUnicode=yes&amp;characterEncoding=UTF-8"</text:span></text:p>
      <text:p text:style-name="P20"><text:span text:style-name="T4"><text:s text:c="8"/></text:span><text:span text:style-name="T8">}</text:span></text:p>
      <text:p text:style-name="P20"><text:s text:c="4"/><text:span text:style-name="T8">}</text:span></text:p>
      <text:p text:style-name="P20"><text:s text:c="4"/><text:span text:style-name="T8">test {</text:span></text:p>
      <text:p text:style-name="P20"><text:s text:c="8"/><text:span text:style-name="T8">dataSource {</text:span></text:p>
      <text:p text:style-name="P20"><text:s text:c="12"/><text:span text:style-name="T8">dbCreate = </text:span><text:span text:style-name="T6">"update"</text:span></text:p>
      <text:p text:style-name="P20"><text:span text:style-name="T4"><text:s text:c="12"/></text:span><text:span text:style-name="T8">url = </text:span><text:span text:style-name="T6">"jdbc:h2:mem:testDb;MVCC=TRUE;LOCK_TIMEOUT=10000;DB_CLOSE_ON_EXIT=FALSE"</text:span></text:p>
      <text:p text:style-name="P20"><text:span text:style-name="T4"><text:s text:c="8"/></text:span><text:span text:style-name="T8">}</text:span></text:p>
      <text:p text:style-name="P19"><text:s text:c="4"/><text:span text:style-name="T8">}</text:span></text:p>
      <text:p text:style-name="P19"><text:span text:style-name="T21">3. </text:span><text:span text:style-name="T20">"Add index action in util controller and use different logging levels</text:span></text:p>
      <text:p text:style-name="P9"><text:s/><text:span text:style-name="T1">- Updated logging and pattern in config</text:span></text:p>
      <text:p text:style-name="P10"><text:s/><text:span text:style-name="T1">- Added log statements of params in utilcontroller index action" <text:s text:c="4"/></text:span></text:p>
      <text:p text:style-name="P15">We make a util controller, then add the following lines to it:</text:p>
      <text:p text:style-name="P14"><text:span text:style-name="T12">package </text:span>com.linksharing</text:p>
      <text:p text:style-name="P21"><text:span text:style-name="T12">class </text:span>UtilController {</text:p>
      <text:p text:style-name="P20"><text:s text:c="8"/></text:p>
      <text:p text:style-name="P20"><text:span text:style-name="T13"><text:s text:c="4"/></text:span><text:span text:style-name="T11">def </text:span><text:span text:style-name="T8">index() {</text:span></text:p>
      <text:p text:style-name="P20"><text:s text:c="7"/><text:span text:style-name="T8">render </text:span><text:span text:style-name="T6">"logs called"</text:span></text:p>
      <text:p text:style-name="P20"><text:span text:style-name="T4"><text:s text:c="11"/></text:span></text:p>
      <text:p text:style-name="P20"><text:span text:style-name="T13"><text:s text:c="8"/></text:span><text:span text:style-name="T16">log</text:span><text:span text:style-name="T8">.fatal(</text:span><text:span text:style-name="T6">"testing log fatal"</text:span><text:span text:style-name="T8">)</text:span></text:p>
      <text:p text:style-name="P20"><text:s text:c="8"/><text:span text:style-name="T16">log</text:span><text:span text:style-name="T8">.error(</text:span><text:span text:style-name="T6">"testing log error"</text:span><text:span text:style-name="T8">)</text:span></text:p>
      <text:p text:style-name="P20"><text:s text:c="8"/><text:span text:style-name="T16">log</text:span><text:span text:style-name="T8">.trace(</text:span><text:span text:style-name="T6">"testing log trace"</text:span><text:span text:style-name="T8">)</text:span></text:p>
      <text:p text:style-name="P20"><text:s text:c="4"/><text:span text:style-name="T8">}</text:span></text:p>
      <text:p text:style-name="P16">}</text:p>
      <text:p text:style-name="P17">The logs get called and print the lines corresponfing to them.</text:p>
      <text:p text:style-name="P10"><text:soft-page-break/><text:span text:style-name="T2">4. </text:span><text:span text:style-name="T1">Add app context to / to remove app name in url <text:s text:c="2"/></text:span></text:p>
      <text:p text:style-name="P7"><text:span text:style-name="T18">Go to applicatin.properties, and add app.context line as:</text:span></text:p>
      <text:p text:style-name="P12"><text:span text:style-name="T19">app.grails.version</text:span>=<text:span text:style-name="T5">2.5.1</text:span></text:p>
      <text:p text:style-name="P21"><text:span text:style-name="T19">app.name</text:span>=<text:span text:style-name="T5">linksharing</text:span></text:p>
      <text:p text:style-name="P21"><text:span text:style-name="T19">app.version</text:span>=<text:span text:style-name="T5">0.1</text:span></text:p>
      <text:p text:style-name="P16"><text:span text:style-name="T19">app.context</text:span> = <text:span text:style-name="T5">/</text:span></text:p>
      <text:p text:style-name="P7"><text:s text:c="39"/></text:p>
      <text:p text:style-name="P5"><text:span text:style-name="T18">5.</text:span>"Read config properties from external config and use BootStrap.groovy for verifying properties are actually read from external config"</text:p>
      <text:p text:style-name="P8">In the .grails folder at home directory, create a file named Config.groovy, and add to it:</text:p>
      <text:p text:style-name="P8">--&gt;&gt; <text:s/>grails.test = "external"</text:p>
      <text:p text:style-name="P8">Now go to UtilController.groovy file, and add the following text:</text:p>
      <text:p text:style-name="P13"><text:span text:style-name="T12">package </text:span>com.linksharing</text:p>
      <text:p text:style-name="P21"><text:span text:style-name="T12">class </text:span>UtilController {</text:p>
      <text:p text:style-name="P20"><text:s text:c="8"/><text:span text:style-name="T11">def </text:span><text:span text:style-name="T17">grailsApplication</text:span></text:p>
      <text:p text:style-name="P20"><text:span text:style-name="T17"/></text:p>
      <text:p text:style-name="P20"><text:span text:style-name="T15"><text:s text:c="4"/></text:span><text:span text:style-name="T11">def </text:span><text:span text:style-name="T8">index() {</text:span></text:p>
      <text:p text:style-name="P20"><text:s text:c="5"/></text:p>
      <text:p text:style-name="P20"><text:span text:style-name="T13"><text:s text:c="12"/></text:span><text:span text:style-name="T8">render </text:span><text:span text:style-name="T6">"grailsApplication.config.grails.test"</text:span></text:p>
      <text:p text:style-name="P20"><text:span text:style-name="T4"><text:s text:c="8"/></text:span></text:p>
      <text:p text:style-name="P20"><text:span text:style-name="T13"><text:s text:c="4"/></text:span><text:span text:style-name="T8">}</text:span></text:p>
      <text:p text:style-name="P16">}</text:p>
      <text:p text:style-name="P18">Now run this app, and the url will provide with the output as: “external”, because of the execution of external Config.groovy file.</text:p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Menlo" svg:font-family="Menlo, Monaco, Consolas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21:50:05.627156099</meta:creation-date>
    <dc:date>2016-02-13T23:52:30.507200326</dc:date>
    <meta:editing-duration>PT7M21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3" meta:paragraph-count="88" meta:word-count="386" meta:character-count="3304" meta:non-whitespace-character-count="2621"/>
  </office:meta>
</office:document-meta>
</file>